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ösungen ReSi - Teil 2 </text:h>
      <text:list text:style-name="L2">
        <text:list-item>
          <text:p text:style-name="P2"><text:span text:style-name="T1">myrand.inc-&gt;myrand()</text:span>: Benutzt keinen kryptografischen Pseudo-Zufallszahlengenerator (PRNG) und initialisiert diesen auch noch mit der Systemzeit. Ein Zeitstempel hat - abhängig von seiner Auflösung (sec vs. msec) - nur eine geringe Entropie. Die Session-IDs könnten somit von einem Angreifer vorhergesagt werden. </text:p>
        </text:list-item>
        <text:list-item>
          <text:p text:style-name="P2"><text:span text:style-name="T1">cookie_func.inc-&gt;cookie_authtoken_gen()</text:span>: Statischer Schlüssel (<text:span text:style-name="T2">Server-Secret</text:span>). Könnte in die Hände des Angreifers fallen, wenn die Datei nicht entsprechend geschützt wird (<text:span text:style-name="T2">GET </text:span><text:a xlink:type="simple" xlink:href="http://www.example.org/webras/cookie_func.inc"><text:span text:style-name="T3">http://www.example.org/webras/cookie_func.inc</text:span></text:a>). Zusätzlich ist es unpraktisch sobald der Schlüssel geändert werden muß. Desweiteren sollte die ASCII Schlüssel in einen binären Schlüssel so umgewandelt werden, daß Dictionary-Angriffe mehr Rechenzeit benötigen. (s. RFC 2898) </text:p>
        </text:list-item>
        <text:list-item>
          <text:p text:style-name="P2"><text:span text:style-name="T1">cookie_func.inc-&gt;cookie_session_verify()</text:span>: Grober Fehler! Werte aus dem <text:span text:style-name="T2">Cookie</text:span> werden direkt in der <text:span text:style-name="T2">SQL-Query</text:span> benutzt. Ohne <text:span text:style-name="T2">Escaping</text:span> kann ein Angreifer beliebig die Datenbankabfrage verändern (<text:span text:style-name="T2">SQL-Injection</text:span>). </text:p>
        </text:list-item>
        <text:list-item>
          <text:p text:style-name="P2"><text:span text:style-name="T1">webras.php</text:span>: Nach einem <text:span text:style-name="T2">HTTP-Redirect</text:span> (<text:span text:style-name="T2">header("Location: xyz")</text:span>) sollte immer ein <text:span text:style-name="T2">exit()</text:span> o. ä. folgen, da die Ausführung des Skripts weiter geht, wenn der Web-Browser den <text:span text:style-name="T2">Redirect</text:span> ignoriert. </text:p>
        </text:list-item>
        <text:list-item>
          <text:p text:style-name="P2"><text:span text:style-name="T1">webras-login.php</text:span>: Der <text:span text:style-name="T2">HTTP Referer-Header</text:span> alleine würde nicht ausreichen, um die Ausführung dieses Sktipts durch direkten Aufruf von unauthorisierten Benutzen zu verhindern; darum benutzen wir hier <text:span text:style-name="T2">Cookies</text:span>. (Hinweis: Der Web-Client/Angreifer kann den <text:span text:style-name="T2">HTTP-Header</text:span> nahezu beliebig gestalten.) Eine <text:span text:style-name="T2">SQL-Injection</text:span> durch ungefilterte Cookie-Werte (<text:span text:style-name="T2">$_COOKIE['sess_id']</text:span>) taucht auch hier wieder auf. </text:p>
        </text:list-item>
        <text:list-item>
          <text:p text:style-name="P2"><text:span text:style-name="T1">webras-member.php</text:span>: <text:span text:style-name="T2">$filterd['uid']</text:span> und <text:span text:style-name="T2">$filterd['sid']</text:span> wurden nicht wirklich gefiltert oder <text:span text:style-name="T2">escaped</text:span>. Variable <text:span text:style-name="T2">$_SERVER['HTTP_REFERER']</text:span> wird ausgegben ohne <text:span text:style-name="T2">HTML-Escaping</text:span> (<text:span text:style-name="T2">Cross-Site Scripting</text:span> Verwundbarkeit). Dasselbe gilt auch für die anderen Variablen im <text:span text:style-name="T2">HTML-Body</text:span>. </text:p>
        </text:list-item>
        <text:list-item>
          <text:p text:style-name="P3"><text:span text:style-name="T1">webras-logout.php</text:span>: Die <text:span text:style-name="T2">Cookies</text:span> werden nicht geprüft, der <text:span text:style-name="T2">Referer-Header</text:span> kann gefälscht werden und somit besteht die Möglichkeit fremde Benutzersitzungen zu invalidieren. Desweiteren <text:span text:style-name="T2">Cross-Site Scripting</text:span> Verwundbarkeit und nicht gefilterte Variablen. </text:p>
        </text:list-item>
      </text:list>
      <text:p text:style-name="Text_20_body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2-05T07:38:0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84" meta:character-count="2094"/>
  </office:meta>
</office:document-meta>
</file>